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.5cm" svg:height="2cm" svg:x="-17.5cm" svg:y="-12.5cm">
          <text:p text:style-name="P1">Poll_request</text:p>
        </draw:rect>
        <draw:rect draw:style-name="gr1" draw:text-style-name="P1" xml:id="id2" draw:id="id2" draw:layer="layout" svg:width="5.5cm" svg:height="2cm" svg:x="-17.5cm" svg:y="-9.5cm">
          <text:p text:style-name="P1">Loop start</text:p>
        </draw:rect>
        <draw:rect draw:style-name="gr1" draw:text-style-name="P1" xml:id="id4" draw:id="id4" draw:layer="layout" svg:width="5.5cm" svg:height="2cm" svg:x="-4.5cm" svg:y="-9.5cm">
          <text:p text:style-name="P1"><text:s/>Check connection/</text:p>
          <text:p text:style-name="P1">Message buffer</text:p>
        </draw:rect>
        <draw:rect draw:style-name="gr1" draw:text-style-name="P1" xml:id="id3" draw:id="id3" draw:layer="layout" svg:width="5.5cm" svg:height="2cm" svg:x="-4.5cm" svg:y="-12.5cm">
          <text:p text:style-name="P1">Running </text:p>
          <text:p text:style-name="P1">Message Buffer</text:p>
        </draw:rect>
        <draw:custom-shape draw:style-name="gr2" draw:text-style-name="P1" xml:id="id5" draw:id="id5" draw:layer="layout" svg:width="5.5cm" svg:height="3.5cm" svg:x="-4.5cm" svg:y="-6cm">
          <text:p text:style-name="P1">Did WE </text:p>
          <text:p text:style-name="P1">close connec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7" draw:id="id7" draw:layer="layout" svg:width="5.5cm" svg:height="3.5cm" svg:x="-4.5cm" svg:y="-1.338cm">
          <text:p text:style-name="P1">Have we finished</text:p>
          <text:p text:style-name="P1">Receiving mess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6" draw:id="id6" draw:layer="layout" svg:width="5.5cm" svg:height="5.5cm" svg:x="-4.5cm" svg:y="3.5cm">
          <text:p text:style-name="P1">Grab any more data</text:p>
          <text:p text:style-name="P1">from buffer and </text:p>
          <text:p text:style-name="P1">add to message</text:p>
          <text:p text:style-name="P1">For processing </text:p>
        </draw:rect>
        <draw:rect draw:style-name="gr1" draw:text-style-name="P1" xml:id="id8" draw:id="id8" draw:layer="layout" svg:width="5.5cm" svg:height="2cm" svg:x="-4.5cm" svg:y="11cm">
          <text:p text:style-name="P1">EXIT polling</text:p>
          <text:p text:style-name="P1">Message finished </text:p>
          <text:p text:style-name="P1">or problem</text:p>
        </draw:rect>
        <draw:rect draw:style-name="gr1" draw:text-style-name="P1" xml:id="id9" draw:id="id9" draw:layer="layout" svg:width="5.5cm" svg:height="2cm" svg:x="12cm" svg:y="-0.6cm">
          <text:p text:style-name="P1">Check</text:p>
          <text:p text:style-name="P1">Connection</text:p>
        </draw:rect>
        <draw:custom-shape draw:style-name="gr2" draw:text-style-name="P1" xml:id="id10" draw:id="id10" draw:layer="layout" svg:width="5.5cm" svg:height="3.5cm" svg:x="12cm" svg:y="2.4cm">
          <text:p text:style-name="P1">Check</text:p>
          <text:p text:style-name="P1">Did we finish in prior loop?</text:p>
          <text:p text:style-name="P1">(prevents second pol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1" draw:id="id11" draw:layer="layout" svg:width="5.5cm" svg:height="3.5cm" svg:x="12cm" svg:y="7.4cm">
          <text:p text:style-name="P1">Check</text:p>
          <text:p text:style-name="P1">Is the server/client lagg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2" draw:id="id12" draw:layer="layout" svg:width="5.5cm" svg:height="3.5cm" svg:x="12cm" svg:y="11.9cm">
          <text:p text:style-name="P1">Check</text:p>
          <text:p text:style-name="P1">Polling timeou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20" draw:id="id20" draw:layer="layout" svg:width="5.5cm" svg:height="2cm" svg:x="30.5cm" svg:y="40.2cm">
          <text:p text:style-name="P1">Exit </text:p>
          <text:p text:style-name="P1"><text:s/>Check connection/</text:p>
          <text:p text:style-name="P1">Message buffer</text:p>
        </draw:rect>
        <draw:rect draw:style-name="gr1" draw:text-style-name="P1" xml:id="id13" draw:id="id13" draw:layer="layout" svg:width="5.5cm" svg:height="2cm" svg:x="12cm" svg:y="16.9cm">
          <text:p text:style-name="P1">Now <text:s/>Check message valid</text:p>
          <text:p text:style-name="P1">Message header / format / standard</text:p>
          <text:p text:style-name="P1">(honestly should be it's own function, instead of check connection)</text:p>
        </draw:rect>
        <draw:custom-shape draw:style-name="gr2" draw:text-style-name="P1" xml:id="id16" draw:id="id16" draw:layer="layout" svg:width="5.5cm" svg:height="3.5cm" svg:x="12cm" svg:y="20.4cm">
          <text:p text:style-name="P1">Prior recorded</text:p>
          <text:p text:style-name="P1"><text:s/>header inform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4" draw:id="id14" draw:layer="layout" svg:width="5.5cm" svg:height="3.5cm" svg:x="12cm" svg:y="30.9cm">
          <text:p text:style-name="P1">Check </text:p>
          <text:p text:style-name="P1">message length (same as header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5" draw:id="id15" draw:layer="layout" svg:width="5.5cm" svg:height="3.5cm" svg:x="12cm" svg:y="35.7cm">
          <text:p text:style-name="P1">Check </text:p>
          <text:p text:style-name="P1">Message is valid format/length/md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17" draw:id="id17" draw:layer="layout" svg:width="5.5cm" svg:height="2cm" svg:x="12cm" svg:y="40.2cm">
          <text:p text:style-name="P1">Flag message</text:p>
          <text:p text:style-name="P1"><text:s/>finished</text:p>
        </draw:rect>
        <draw:custom-shape draw:style-name="gr2" draw:text-style-name="P1" xml:id="id18" draw:id="id18" draw:layer="layout" svg:width="5.5cm" svg:height="3.5cm" svg:x="20cm" svg:y="20.4cm">
          <text:p text:style-name="P1">Enough information</text:p>
          <text:p text:style-name="P1"><text:s/>for head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9" draw:id="id19" draw:layer="layout" svg:width="5.5cm" svg:height="3.5cm" svg:x="20cm" svg:y="25.4cm">
          <text:p text:style-name="P1">Check </text:p>
          <text:p text:style-name="P1">Header is valid forma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-14.75cm" svg:y1="-10.5cm" svg:x2="-14.75cm" svg:y2="-9.5cm" draw:start-shape="id1" draw:start-glue-point="2" draw:end-shape="id2" draw:end-glue-point="0" svg:d="m-14750-10500v1000">
          <text:p/>
        </draw:connector>
        <draw:connector draw:style-name="gr3" draw:text-style-name="P1" draw:layer="layout" draw:type="line" svg:x1="-1.75cm" svg:y1="-10.5cm" svg:x2="-1.75cm" svg:y2="-9.5cm" draw:start-shape="id3" draw:start-glue-point="2" draw:end-shape="id4" draw:end-glue-point="0" svg:d="m-1750-10500v1000">
          <text:p/>
        </draw:connector>
        <draw:connector draw:style-name="gr3" draw:text-style-name="P1" draw:layer="layout" draw:type="line" svg:x1="-1.75cm" svg:y1="-7.5cm" svg:x2="-1.75cm" svg:y2="-6cm" draw:start-shape="id4" draw:start-glue-point="2" draw:end-shape="id5" draw:end-glue-point="4" svg:d="m-1750-7500v1500">
          <text:p/>
        </draw:connector>
        <draw:connector draw:style-name="gr3" draw:text-style-name="P1" draw:layer="layout" draw:type="line" svg:x1="-12cm" svg:y1="-8.5cm" svg:x2="-4.5cm" svg:y2="-8.5cm" draw:start-shape="id2" draw:start-glue-point="1" draw:end-shape="id4" draw:end-glue-point="3" svg:d="m-12000-8500h7500">
          <text:p/>
        </draw:connector>
        <draw:connector draw:style-name="gr4" draw:text-style-name="P1" draw:layer="layout" draw:type="curve" svg:x1="-4.5cm" svg:y1="6.25cm" svg:x2="-14.75cm" svg:y2="-7.5cm" draw:start-shape="id6" draw:start-glue-point="3" draw:end-shape="id2" draw:end-glue-point="2" svg:d="m-4500 6250c-6834 0-10250-4583-10250-13750">
          <text:p text:style-name="P1">Loop until we have full message</text:p>
          <text:p text:style-name="P1">Or error in message buffer</text:p>
        </draw:connector>
        <draw:connector draw:style-name="gr4" draw:text-style-name="P1" draw:layer="layout" draw:type="line" svg:x1="-1.75cm" svg:y1="-2.5cm" svg:x2="-1.75cm" svg:y2="-1.338cm" draw:start-shape="id5" draw:start-glue-point="6" draw:end-shape="id7" draw:end-glue-point="4" svg:d="m-1750-2500v1162">
          <text:p text:style-name="P1">No</text:p>
        </draw:connector>
        <draw:connector draw:style-name="gr4" draw:text-style-name="P1" draw:layer="layout" draw:type="line" svg:x1="-1.75cm" svg:y1="2.162cm" svg:x2="-1.75cm" svg:y2="3.5cm" draw:start-shape="id7" draw:start-glue-point="6" draw:end-shape="id6" draw:end-glue-point="0" svg:d="m-1750 2162v1338">
          <text:p text:style-name="P1">No</text:p>
        </draw:connector>
        <draw:connector draw:style-name="gr4" draw:text-style-name="P1" draw:layer="layout" draw:type="curve" draw:line-skew="3.247cm" svg:x1="1cm" svg:y1="-4.25cm" svg:x2="1cm" svg:y2="12cm" draw:start-shape="id5" draw:start-glue-point="7" draw:end-shape="id8" draw:end-glue-point="1" svg:d="m1000-4250c5623 0 5623 16250 0 16250">
          <text:p text:style-name="P1">Yes</text:p>
        </draw:connector>
        <draw:connector draw:style-name="gr4" draw:text-style-name="P1" draw:layer="layout" draw:type="curve" draw:line-skew="2.989cm" svg:x1="1cm" svg:y1="0.412cm" svg:x2="1cm" svg:y2="12cm" draw:start-shape="id7" draw:start-glue-point="7" draw:end-shape="id8" draw:end-glue-point="1" svg:d="m1000 412c5494 0 5494 11588 0 11588">
          <text:p text:style-name="P1">Yes</text:p>
        </draw:connector>
        <draw:connector draw:style-name="gr5" draw:text-style-name="P1" draw:layer="layout" draw:type="lines" svg:x1="1cm" svg:y1="0.412cm" svg:x2="12cm" svg:y2="0.4cm" draw:start-shape="id7" draw:start-glue-point="7" draw:end-shape="id9" draw:end-glue-point="3" svg:d="m1000 412h674l9825-12h501">
          <text:p/>
        </draw:connector>
        <draw:connector draw:style-name="gr4" draw:text-style-name="P1" draw:layer="layout" draw:type="curve" svg:x1="14.75cm" svg:y1="1.4cm" svg:x2="14.75cm" svg:y2="2.4cm" draw:start-shape="id9" draw:start-glue-point="2" draw:end-shape="id10" draw:end-glue-point="4" svg:d="m14750 1400v1000">
          <text:p text:style-name="P1">No</text:p>
        </draw:connector>
        <draw:connector draw:style-name="gr4" draw:text-style-name="P1" draw:layer="layout" draw:type="line" svg:x1="14.75cm" svg:y1="5.9cm" svg:x2="14.75cm" svg:y2="7.4cm" draw:start-shape="id10" draw:start-glue-point="6" draw:end-shape="id11" draw:end-glue-point="4" svg:d="m14750 5900v1500">
          <text:p text:style-name="P1">No</text:p>
        </draw:connector>
        <draw:connector draw:style-name="gr4" draw:text-style-name="P1" draw:layer="layout" draw:type="line" svg:x1="14.75cm" svg:y1="10.9cm" svg:x2="14.75cm" svg:y2="11.9cm" draw:start-shape="id11" draw:start-glue-point="6" draw:end-shape="id12" draw:end-glue-point="4" svg:d="m14750 10900v1000">
          <text:p text:style-name="P1">No</text:p>
        </draw:connector>
        <draw:connector draw:style-name="gr4" draw:text-style-name="P1" draw:layer="layout" draw:type="line" svg:x1="14.75cm" svg:y1="15.4cm" svg:x2="14.75cm" svg:y2="16.9cm" draw:start-shape="id12" draw:start-glue-point="6" draw:end-shape="id13" draw:end-glue-point="0" svg:d="m14750 15400v1500">
          <text:p text:style-name="P1">No</text:p>
        </draw:connector>
        <draw:connector draw:style-name="gr4" draw:text-style-name="P1" draw:layer="layout" draw:type="line" svg:x1="14.75cm" svg:y1="34.4cm" svg:x2="14.75cm" svg:y2="35.7cm" draw:start-shape="id14" draw:start-glue-point="6" draw:end-shape="id15" draw:end-glue-point="4" svg:d="m14750 34400v1300">
          <text:p text:style-name="P1">Yes</text:p>
        </draw:connector>
        <draw:connector draw:style-name="gr4" draw:text-style-name="P1" draw:layer="layout" draw:type="line" svg:x1="14.75cm" svg:y1="23.9cm" svg:x2="14.75cm" svg:y2="30.9cm" draw:start-shape="id16" draw:start-glue-point="6" draw:end-shape="id14" draw:end-glue-point="4" svg:d="m14750 23900v7000">
          <text:p text:style-name="P1">Yes</text:p>
        </draw:connector>
        <draw:connector draw:style-name="gr4" draw:text-style-name="P1" draw:layer="layout" draw:type="line" svg:x1="14.75cm" svg:y1="39.2cm" svg:x2="14.75cm" svg:y2="40.2cm" draw:start-shape="id15" draw:start-glue-point="6" draw:end-shape="id17" draw:end-glue-point="0" svg:d="m14750 39200v1000">
          <text:p text:style-name="P1">Yes</text:p>
        </draw:connector>
        <draw:connector draw:style-name="gr4" draw:text-style-name="P1" draw:layer="layout" draw:type="line" svg:x1="17.5cm" svg:y1="22.15cm" svg:x2="20cm" svg:y2="22.15cm" draw:start-shape="id16" draw:start-glue-point="7" draw:end-shape="id18" draw:end-glue-point="5" svg:d="m17500 22150h2500">
          <text:p text:style-name="P1">No</text:p>
        </draw:connector>
        <draw:connector draw:style-name="gr4" draw:text-style-name="P1" draw:layer="layout" draw:type="line" svg:x1="22.75cm" svg:y1="23.9cm" svg:x2="22.75cm" svg:y2="25.4cm" draw:start-shape="id18" draw:start-glue-point="6" draw:end-shape="id19" draw:end-glue-point="4" svg:d="m22750 23900v1500">
          <text:p text:style-name="P1">Yes</text:p>
        </draw:connector>
        <draw:connector draw:style-name="gr4" draw:text-style-name="P1" draw:layer="layout" draw:type="curve" svg:x1="22.75cm" svg:y1="28.9cm" svg:x2="17.5cm" svg:y2="32.65cm" draw:start-shape="id19" draw:start-glue-point="6" draw:end-shape="id14" draw:end-glue-point="7" svg:d="m22750 28900c0 2500-1750 3750-5250 3750">
          <text:p text:style-name="P1">Yes, continue analysis</text:p>
        </draw:connector>
        <draw:connector draw:style-name="gr4" draw:text-style-name="P1" draw:layer="layout" draw:type="curve" svg:x1="25.5cm" svg:y1="22.15cm" svg:x2="33.25cm" svg:y2="40.2cm" draw:start-shape="id18" draw:start-glue-point="7" draw:end-shape="id20" draw:end-glue-point="0" svg:d="m25500 22150c5167 0 7750 6016 7750 18050">
          <text:p text:style-name="P1">No</text:p>
        </draw:connector>
        <draw:connector draw:style-name="gr3" draw:text-style-name="P1" draw:layer="layout" draw:type="line" svg:x1="17.5cm" svg:y1="41.2cm" svg:x2="30.5cm" svg:y2="41.2cm" draw:start-shape="id17" draw:start-glue-point="1" draw:end-shape="id20" draw:end-glue-point="3" svg:d="m17500 41200h13000">
          <text:p/>
        </draw:connector>
        <draw:connector draw:style-name="gr3" draw:text-style-name="P1" draw:layer="layout" draw:type="curve" svg:x1="36cm" svg:y1="41.2cm" svg:x2="3.322cm" svg:y2="43.347cm" draw:start-shape="id20" draw:start-glue-point="1" svg:d="m36000 41200c751 0 17090 2147-32678 21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0M7S</meta:editing-duration>
    <meta:editing-cycles>17</meta:editing-cycles>
    <meta:generator>OpenOffice.org/3.4.1$Win32 OpenOffice.org_project/341m1$Build-9593</meta:generator>
    <dc:date>2020-05-16T00:42:56.03</dc:date>
    <meta:document-statistic meta:object-count="43"/>
  </office:meta>
</office:document-meta>
</file>